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82in"/>
    </style:style>
    <style:style style:name="co26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3339in"/>
    </style:style>
    <style:style style:name="co31" style:family="table-column">
      <style:table-column-properties fo:break-before="auto" style:column-width="1.7756in"/>
    </style:style>
    <style:style style:name="co32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91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6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 table:number-rows-repeated="6">
          <table:table-cell table:style-name="ce35"/>
          <table:table-cell table:number-columns-repeated="2"/>
          <table:table-cell table:style-name="ce73"/>
          <table:table-cell table:number-columns-repeated="3"/>
          <table:table-cell table:style-name="ce35" table:number-columns-repeated="248"/>
          <table:table-cell/>
        </table:table-row>
        <table:table-row table:style-name="ro5" table:number-rows-repeated="11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6" table:number-rows-repeated="11">
          <table:table-cell table:number-columns-repeated="3"/>
          <table:table-cell table:style-name="ce73"/>
          <table:table-cell table:number-columns-repeated="252"/>
        </table:table-row>
        <table:table-row table:style-name="ro17" table:number-rows-repeated="104851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8">
            <text:p>28</text:p>
          </table:table-cell>
          <table:table-cell table:style-name="ce118" table:formula="of:=COUNTIF([.L$7:.L$885];[.$J1])" office:value-type="float" office:value="28">
            <text:p>28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1">
            <text:p>1</text:p>
          </table:table-cell>
          <table:table-cell table:style-name="ce118" table:formula="of:=COUNTIF([.L$7:.L$885];[.$J2])" office:value-type="float" office:value="1">
            <text:p>1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Failed</text:p>
          </table:table-cell>
          <table:table-cell table:style-name="ce127" office:value-type="string">
            <text:p>SOC-2495</text:p>
          </table:table-cell>
          <table:table-cell table:style-name="ce127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17" table:number-rows-repeated="201">
          <table:table-cell table:number-columns-repeated="1023"/>
        </table:table-row>
        <table:table-row table:style-name="ro17" table:number-rows-repeated="11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17" table:number-rows-repeated="1048328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7-11T13:59:16</dc:date>
    <meta:editing-cycles>247</meta:editing-cycles>
    <meta:editing-duration>P3DT16H1M3S</meta:editing-duration>
    <meta:document-statistic meta:table-count="4" meta:cell-count="681" meta:object-count="1"/>
    <meta:user-defined meta:name="Info 1"/>
    <meta:user-defined meta:name="Info 2"/>
    <meta:user-defined meta:name="Info 3"/>
    <meta:user-defined meta:name="Info 4"/>
  </office:meta>
</office:document-meta>
</file>